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opacity="100%" draw:opacity-name="" draw:textarea-horizontal-align="justify" draw:textarea-vertical-align="middle" draw:auto-grow-height="false" fo:min-height="3.85cm" fo:min-width="1.6cm"/>
    </style:style>
    <style:style style:name="gr3" style:family="graphic" style:parent-style-name="text">
      <style:graphic-properties draw:auto-grow-height="true" draw:auto-grow-width="true" fo:min-height="0.535cm" fo:min-width="1.18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5cm" fo:min-width="1.6cm"/>
    </style:style>
    <style:style style:name="gr5" style:family="graphic" style:parent-style-name="text">
      <style:graphic-properties draw:auto-grow-height="true" draw:auto-grow-width="true" fo:min-height="0.535cm" fo:min-width="1.2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13cm" fo:min-width="0.465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  <style:paragraph-properties style:writing-mode="lr-tb"/>
    </style:style>
    <style:style style:name="gr9" style:family="graphic" style:parent-style-name="standard">
      <style:graphic-properties draw:stroke="none" draw:fill="none" fo:min-height="0.67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.41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opacity="100%"/>
      <style:paragraph-properties fo:margin-left="0.4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701cm" svg:x1="4.35cm" svg:y1="5.9cm" svg:x2="7.25cm" svg:y2="5.9cm" draw:start-shape="id1" draw:start-glue-point="2" draw:end-shape="id2" draw:end-glue-point="2" svg:d="M4350 5900v-200h2900v200" svg:viewBox="0 0 2901 201">
          <text:p/>
        </draw:connector>
        <draw:connector draw:style-name="gr1" draw:text-style-name="P1" draw:layer="layout" draw:line-skew="0.801cm" svg:x1="4.35cm" svg:y1="1.8cm" svg:x2="7.25cm" svg:y2="1.8cm" draw:start-shape="id1" draw:start-glue-point="0" draw:end-shape="id2" draw:end-glue-point="0" svg:d="M4350 1800v300h2900v-300" svg:viewBox="0 0 2901 301">
          <text:p/>
        </draw:connector>
        <draw:connector draw:style-name="gr1" draw:text-style-name="P1" draw:layer="layout" svg:x1="1.118cm" svg:y1="3.181cm" svg:x2="1.692cm" svg:y2="2.208cm" draw:start-shape="id3" draw:start-glue-point="4" draw:end-shape="id4" draw:end-glue-point="3" svg:d="M1118 3181v-973h574" svg:viewBox="0 0 575 974">
          <text:p/>
        </draw:connector>
        <draw:connector draw:style-name="gr1" draw:text-style-name="P1" draw:layer="layout" draw:line-skew="-0.801cm" svg:x1="1.118cm" svg:y1="4.4cm" svg:x2="4.35cm" svg:y2="5.9cm" draw:start-shape="id3" draw:start-glue-point="8" draw:end-shape="id1" svg:d="M1118 4400v1200h3232v300" svg:viewBox="0 0 3233 1501">
          <text:p/>
        </draw:connector>
        <draw:custom-shape draw:style-name="gr2" draw:text-style-name="P2" xml:id="id1" draw:id="id1" draw:layer="layout" svg:width="2.1cm" svg:height="4.1cm" svg:x="3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683cm" svg:height="0.887cm" svg:x="3.5cm" svg:y="3.213cm">
          <draw:text-box>
            <text:p text:style-name="P3"><text:span text:style-name="T1">Gain</text:span><text:span text:style-name="T1"><text:line-break/></text:span><text:span text:style-name="T1">Stage</text:span></text:p>
          </draw:text-box>
        </draw:frame>
        <draw:custom-shape draw:style-name="gr4" draw:text-style-name="P1" xml:id="id2" draw:id="id2" draw:layer="layout" svg:width="2.1cm" svg:height="4.1cm" svg:x="6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725cm" svg:height="0.887cm" svg:x="6.4cm" svg:y="3.3cm">
          <draw:text-box>
            <text:p text:style-name="P3"><text:span text:style-name="T1">Output</text:span></text:p>
            <text:p text:style-name="P3"><text:span text:style-name="T1">Stage</text:span></text:p>
          </draw:text-box>
        </draw:frame>
        <draw:custom-shape draw:style-name="gr6" draw:text-style-name="P5" xml:id="id3" draw:id="id3" draw:layer="layout" svg:width="1.365cm" svg:height="1.219cm" svg:x="0.435cm" svg:y="3.181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7" draw:text-style-name="P6" draw:layer="layout" svg:x1="1.692cm" svg:y1="2.186cm" svg:x2="1.789cm" svg:y2="1.9cm">
            <text:p/>
          </draw:line>
          <draw:line draw:style-name="gr7" draw:text-style-name="P6" draw:layer="layout" svg:x1="1.992cm" svg:y1="2.482cm" svg:x2="1.787cm" svg:y2="1.9cm">
            <text:p/>
          </draw:line>
          <draw:line draw:style-name="gr7" draw:text-style-name="P6" draw:layer="layout" svg:x1="2.392cm" svg:y1="2.516cm" svg:x2="2.597cm" svg:y2="1.934cm">
            <text:p/>
          </draw:line>
          <draw:line draw:style-name="gr7" draw:text-style-name="P6" draw:layer="layout" svg:x1="1.982cm" svg:y1="2.496cm" svg:x2="2.187cm" svg:y2="1.914cm">
            <text:p/>
          </draw:line>
          <draw:line draw:style-name="gr7" draw:text-style-name="P6" draw:layer="layout" svg:x1="2.402cm" svg:y1="2.512cm" svg:x2="2.197cm" svg:y2="1.93cm">
            <text:p/>
          </draw:line>
          <draw:line draw:style-name="gr7" draw:text-style-name="P6" draw:layer="layout" svg:x1="2.807cm" svg:y1="2.513cm" svg:x2="2.602cm" svg:y2="1.931cm">
            <text:p/>
          </draw:line>
          <draw:line draw:style-name="gr7" draw:text-style-name="P6" draw:layer="layout" svg:x1="2.803cm" svg:y1="2.484cm" svg:x2="2.9cm" svg:y2="2.198cm">
            <text:p/>
          </draw:line>
        </draw:g>
        <draw:frame draw:style-name="gr8" draw:text-style-name="P8" draw:layer="layout" svg:width="1.006cm" svg:height="1.114cm" svg:x="-0.006cm" svg:y="2.4cm">
          <draw:text-box>
            <text:p text:style-name="P7"><text:span text:style-name="T2">v</text:span><text:span text:style-name="T3">s</text:span></text:p>
          </draw:text-box>
        </draw:frame>
        <draw:frame draw:style-name="gr9" draw:text-style-name="P9" draw:layer="layout" svg:width="1.4cm" svg:height="0.925cm" svg:x="1.6cm" svg:y="1.1cm">
          <draw:text-box>
            <text:p><text:span text:style-name="T2">R</text:span><text:span text:style-name="T3">s</text:span></text:p>
          </draw:text-box>
        </draw:frame>
        <draw:custom-shape draw:style-name="gr10" draw:text-style-name="P10" draw:layer="layout" svg:width="1.641cm" svg:height="0.365cm" draw:transform="rotate (-1.5707963267949) translate (10.165cm 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1" draw:text-style-name="P11" draw:layer="layout" svg:width="2.064cm" svg:height="1.009cm" draw:transform="skewX (-0.00122173047639608) rotate (-1.10392075188641) translate (10.3038043833182cm 2.69999883718615cm)" svg:viewBox="0 0 2065 1010" svg:d="M0 0c1336-2 2065 1010 2065 1010">
          <text:p/>
        </draw:path>
        <draw:path draw:style-name="gr12" draw:text-style-name="P11" draw:layer="layout" svg:width="2.064cm" svg:height="1.016cm" draw:transform="skewX (0.00174532925199428) rotate (-1.10060462630763) translate (10.4243854166667cm 2.7cm)" svg:viewBox="0 0 2065 1017" svg:d="M0 0c1336 3 2065 1017 2065 1017">
          <text:p/>
        </draw:path>
        <draw:path draw:style-name="gr13" draw:text-style-name="P11" draw:layer="layout" svg:width="2.064cm" svg:height="1.009cm" draw:transform="skewX (-0.00122173047639596) rotate (-1.10392075188641) translate (10.5727627166516cm 2.69999883718615cm)" svg:viewBox="0 0 2065 1010" svg:d="M0 0c1336-2 2065 1010 2065 1010">
          <text:p/>
        </draw:path>
        <draw:line draw:style-name="gr14" draw:text-style-name="P6" draw:layer="layout" svg:x1="8.3cm" svg:y1="5.7cm" svg:x2="9.4cm" svg:y2="5.7cm">
          <text:p/>
        </draw:line>
        <draw:line draw:style-name="gr14" draw:text-style-name="P6" draw:layer="layout" svg:x1="9.387cm" svg:y1="4cm" svg:x2="9.387cm" svg:y2="5.7cm">
          <text:p/>
        </draw:line>
        <draw:line draw:style-name="gr14" draw:text-style-name="P6" draw:layer="layout" svg:x1="9.8cm" svg:y1="4cm" svg:x2="9.4cm" svg:y2="4cm">
          <text:p/>
        </draw:line>
        <draw:line draw:style-name="gr14" draw:text-style-name="P6" draw:layer="layout" svg:x1="8.3cm" svg:y1="1.9cm" svg:x2="9.4cm" svg:y2="1.9cm">
          <text:p/>
        </draw:line>
        <draw:line draw:style-name="gr14" draw:text-style-name="P6" draw:layer="layout" svg:x1="9.4cm" svg:y1="3.6cm" svg:x2="9.4cm" svg:y2="1.9cm">
          <text:p/>
        </draw:line>
        <draw:line draw:style-name="gr14" draw:text-style-name="P6" draw:layer="layout" svg:x1="9.8cm" svg:y1="3.6cm" svg:x2="9.4cm" svg:y2="3.6cm">
          <text:p/>
        </draw:line>
        <draw:frame draw:style-name="gr5" draw:text-style-name="P4" draw:layer="layout" svg:width="1.725cm" svg:height="0.887cm" svg:x="8.175cm" svg:y="3.4cm">
          <draw:text-box>
            <text:p text:style-name="P3"><text:span text:style-name="T1">A</text:span><text:span text:style-name="T1">u</text:span><text:span text:style-name="T1">d</text:span><text:span text:style-name="T1">i</text:span><text:span text:style-name="T1">o</text:span></text:p>
            <text:p text:style-name="P3"><text:span text:style-name="T1">O</text:span><text:span text:style-name="T1">U</text:span><text:span text:style-name="T1">T</text:span></text:p>
          </draw:text-box>
        </draw:frame>
        <draw:line draw:style-name="gr15" draw:text-style-name="P6" draw:layer="layout" svg:x1="2.9cm" svg:y1="2.2cm" svg:x2="3.3cm" svg:y2="2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4:15:20.408779991</dc:date>
    <meta:editing-duration>PT4H35M23S</meta:editing-duration>
    <meta:editing-cycles>12</meta:editing-cycles>
    <meta:generator>LibreOffice/6.4.6.2$Linux_X86_64 LibreOffice_project/40$Build-2</meta:generator>
    <meta:document-statistic meta:object-count="31"/>
  </office:meta>
</office:document-meta>
</file>